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19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4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9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9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1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79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 style:data-style-name="N2" text:time-value="13:39:09.2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7T14:04:18.546000000</dc:date>
    <meta:editing-duration>P4DT4H36M37S</meta:editing-duration>
    <meta:editing-cycles>1675</meta:editing-cycles>
    <meta:document-statistic meta:table-count="3" meta:cell-count="9434" meta:object-count="0"/>
  </office:meta>
</office:document-meta>
</file>